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af95" officeooo:paragraph-rsid="0010af95"/>
    </style:style>
    <style:style style:name="P2" style:family="paragraph" style:parent-style-name="Standard">
      <style:text-properties officeooo:rsid="00113b11" officeooo:paragraph-rsid="00113b11"/>
    </style:style>
    <style:style style:name="P3" style:family="paragraph" style:parent-style-name="Standard">
      <style:text-properties officeooo:rsid="0010af95" officeooo:paragraph-rsid="00113b11"/>
    </style:style>
    <style:style style:name="P4" style:family="paragraph" style:parent-style-name="Standard">
      <style:paragraph-properties fo:padding="0.6cm" fo:border="0.06pt solid #000000"/>
      <style:text-properties fo:font-style="italic" fo:font-weight="bold" officeooo:rsid="001364bf" officeooo:paragraph-rsid="001364bf" style:font-style-asian="italic" style:font-weight-asian="bold" style:font-style-complex="italic" style:font-weight-complex="bold"/>
    </style:style>
    <style:style style:name="P5" style:family="paragraph" style:parent-style-name="Standard">
      <style:paragraph-properties fo:padding="0.6cm" fo:border="0.06pt solid #000000"/>
      <style:text-properties fo:font-style="italic" officeooo:rsid="001364bf" officeooo:paragraph-rsid="001364bf" style:font-style-asian="italic" style:font-style-complex="italic"/>
    </style:style>
    <style:style style:name="P6" style:family="paragraph" style:parent-style-name="Standard">
      <style:paragraph-properties fo:padding="0.6cm" fo:border="0.06pt solid #000000"/>
      <style:text-properties fo:font-style="italic" officeooo:rsid="001589f5" officeooo:paragraph-rsid="001589f5" style:font-style-asian="italic" style:font-style-complex="italic"/>
    </style:style>
    <style:style style:name="P7" style:family="paragraph" style:parent-style-name="Standard">
      <style:paragraph-properties fo:padding="0.6cm" fo:border="0.06pt solid #000000"/>
      <style:text-properties fo:font-style="italic" officeooo:rsid="0014885d" officeooo:paragraph-rsid="00150707" style:font-style-asian="italic" style:font-style-complex="italic"/>
    </style:style>
    <style:style style:name="P8" style:family="paragraph" style:parent-style-name="Standard">
      <style:paragraph-properties fo:padding="0.6cm" fo:border="0.06pt solid #000000"/>
      <style:text-properties fo:font-style="italic" officeooo:rsid="0014885d" officeooo:paragraph-rsid="001589f5" style:font-style-asian="italic" style:font-style-complex="italic"/>
    </style:style>
    <style:style style:name="P9" style:family="paragraph" style:parent-style-name="Standard">
      <style:paragraph-properties fo:padding="0.6cm" fo:border="0.06pt solid #000000"/>
      <style:text-properties fo:font-style="italic" officeooo:rsid="0014885d" officeooo:paragraph-rsid="0014885d" style:font-style-asian="italic" style:font-style-complex="italic"/>
    </style:style>
    <style:style style:name="P10" style:family="paragraph" style:parent-style-name="Standard">
      <style:paragraph-properties fo:padding="0.6cm" fo:border="0.06pt solid #000000"/>
      <style:text-properties fo:font-style="italic" officeooo:rsid="00150707" officeooo:paragraph-rsid="00150707" style:font-style-asian="italic" style:font-style-complex="italic"/>
    </style:style>
    <style:style style:name="P11" style:family="paragraph" style:parent-style-name="Standard">
      <style:text-properties officeooo:rsid="0014885d" officeooo:paragraph-rsid="0014885d"/>
    </style:style>
    <style:style style:name="P12" style:family="paragraph" style:parent-style-name="Standard">
      <style:text-properties fo:font-size="14pt" fo:font-weight="bold" officeooo:rsid="001589f5" officeooo:paragraph-rsid="001589f5" style:font-size-asian="14pt" style:font-weight-asian="bold" style:font-size-complex="14pt" style:font-weight-complex="bold"/>
    </style:style>
    <style:style style:name="P13" style:family="paragraph" style:parent-style-name="Standard">
      <style:text-properties officeooo:rsid="001589f5" officeooo:paragraph-rsid="001589f5"/>
    </style:style>
    <style:style style:name="P14" style:family="paragraph" style:parent-style-name="Standard">
      <style:text-properties officeooo:rsid="0018503c" officeooo:paragraph-rsid="0018503c"/>
    </style:style>
    <style:style style:name="P15" style:family="paragraph" style:parent-style-name="Standard">
      <style:text-properties fo:font-weight="bold" officeooo:rsid="0018503c" officeooo:paragraph-rsid="0018503c" style:font-weight-asian="bold" style:font-weight-complex="bold"/>
    </style:style>
    <style:style style:name="P16" style:family="paragraph" style:parent-style-name="Standard">
      <style:text-properties officeooo:rsid="0018f032" officeooo:paragraph-rsid="0018f032"/>
    </style:style>
    <style:style style:name="P17" style:family="paragraph" style:parent-style-name="Standard">
      <style:text-properties officeooo:rsid="001ab3bd" officeooo:paragraph-rsid="001ab3bd"/>
    </style:style>
    <style:style style:name="P18" style:family="paragraph" style:parent-style-name="Standard">
      <style:text-properties fo:font-weight="bold" officeooo:rsid="0018f032" officeooo:paragraph-rsid="0018f032" style:font-weight-asian="bold" style:font-weight-complex="bold"/>
    </style:style>
    <style:style style:name="P19" style:family="paragraph" style:parent-style-name="Standard">
      <style:text-properties fo:font-weight="bold" officeooo:rsid="001ab3bd" officeooo:paragraph-rsid="001ab3bd" style:font-weight-asian="bold" style:font-weight-complex="bold"/>
    </style:style>
    <style:style style:name="P20" style:family="paragraph" style:parent-style-name="Standard">
      <style:text-properties fo:font-size="14pt" fo:font-weight="bold" officeooo:rsid="001ad866" officeooo:paragraph-rsid="001ad866" style:font-size-asian="14pt" style:font-weight-asian="bold" style:font-size-complex="14pt" style:font-weight-complex="bold"/>
    </style:style>
    <style:style style:name="P21" style:family="paragraph" style:parent-style-name="Standard">
      <style:text-properties officeooo:rsid="001ad866" officeooo:paragraph-rsid="001c071c"/>
    </style:style>
    <style:style style:name="P22" style:family="paragraph" style:parent-style-name="Standard">
      <style:text-properties officeooo:rsid="001ad866" officeooo:paragraph-rsid="001ad866"/>
    </style:style>
    <style:style style:name="T1" style:family="text">
      <style:text-properties officeooo:rsid="001364bf"/>
    </style:style>
    <style:style style:name="T2" style:family="text">
      <style:text-properties officeooo:rsid="00113b11"/>
    </style:style>
    <style:style style:name="T3" style:family="text">
      <style:text-properties officeooo:rsid="001589f5"/>
    </style:style>
    <style:style style:name="T4" style:family="text">
      <style:text-properties fo:text-transform="lowercase" fo:font-weight="bold" style:font-weight-asian="bold" style:font-weight-complex="bold"/>
    </style:style>
    <style:style style:name="T5" style:family="text">
      <style:text-properties officeooo:rsid="0018503c"/>
    </style:style>
    <style:style style:name="T6" style:family="text">
      <style:text-properties officeooo:rsid="0018f032"/>
    </style:style>
    <style:style style:name="T7" style:family="text">
      <style:text-properties officeooo:rsid="001ab3bd"/>
    </style:style>
    <style:style style:name="T8" style:family="text">
      <style:text-properties officeooo:rsid="001ad866"/>
    </style:style>
    <style:style style:name="T9" style:family="text">
      <style:text-properties officeooo:rsid="001c07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AKT Diagramming - recent developments</text:p>
      <text:p text:style-name="P1"/>
      <text:p text:style-name="P1">Robert Muetzelfeldt</text:p>
      <text:p text:style-name="P1">May 2025</text:p>
      <text:p text:style-name="P1"/>
      <text:p text:style-name="P2">The <text:span text:style-name="T1">goal</text:span></text:p>
      <text:p text:style-name="P2">To place diagramming at the centre of webAKT's facilities for viewing and building knowledge bases.</text:p>
      <text:p text:style-name="P1"/>
      <text:p text:style-name="P2">Background</text:p>
      <text:p text:style-name="P1">AKT5 recognised the value of diagrams (specifically, node-and-arc diagrams) for displaying causal relationships expressed as causal statements in an AKT knowledge base. <text:s text:c="2"/>However, by today's standards, the display was pretty crude.</text:p>
      <text:p text:style-name="P1"/>
      <text:p text:style-name="P3">Earlier versions of webAKT - as used in the Bangor MSc classes - considerably improved on the display of such diagrams<text:span text:style-name="T2">. <text:s text:c="2"/>It did this by:</text:span></text:p>
      <text:p text:style-name="P2">- using an advanced graphics library (JointJS) for displaying the diagram and allowing the user to manipulate it, e.g. by moving nodes around and changing the curvature of arcs; and</text:p>
      <text:p text:style-name="P3"><text:span text:style-name="T2">-</text:span> the use of an advanced l<text:span text:style-name="T2">ibrary</text:span> for <text:span text:style-name="T2">laying-out the diagram, automatically generated from the statements in a user-selected topic, in an aesthetically-pleasing manner. <text:s/>At its most basic, this involves putting nodes connected by a causal statement close together. <text:s text:c="2"/></text:span></text:p>
      <text:p text:style-name="P3"/>
      <text:p text:style-name="P4">Reminder: diagram "nodes" vs statement "phrases"</text:p>
      <text:p text:style-name="P5">A statement "phrase" is one part of a statement. <text:s/>In AKT's language, a phrase can have one of the following forms:</text:p>
      <text:p text:style-name="P5">- att_value()</text:p>
      <text:p text:style-name="P5">- process()</text:p>
      <text:p text:style-name="P5">- action()</text:p>
      <text:p text:style-name="P5">Causal statements have the form:</text:p>
      <text:p text:style-name="P5"><text:span text:style-name="T3"><text:tab/></text:span>phrase1 causes1way phrase2 [if phrase3 and/or phrase4...]</text:p>
      <text:p text:style-name="P5">or</text:p>
      <text:p text:style-name="P5"><text:span text:style-name="T3"><text:tab/></text:span>phrase1 causes2way phrase2 [if phrase3 and/or phrase4...]</text:p>
      <text:p text:style-name="P6">where the [...] denotes an optional conditional phrase or phrases.</text:p>
      <text:p text:style-name="P6"/>
      <text:p text:style-name="P7">With one important exception, phrases correspond directly to nodes in a diagram - i.e. there is one node for each phrase. </text:p>
      <text:p text:style-name="P7"/>
      <text:p text:style-name="P7"><text:span text:style-name="T3">As in AKT5, the</text:span> exception is for att_value phrases, which have the structure<text:span text:style-name="T3"> <text:tab/></text:span>att_value(Object,Attribute,Value). <text:s/></text:p>
      <text:p text:style-name="P8">This is represented using an attribute node, but <text:span text:style-name="T4">the node corresponds just to the Object-Attribute parts</text:span>. <text:s text:c="2"/>This means that if <text:s/>the knowledge base contains the two statements</text:p>
      <text:p text:style-name="P9"><text:span text:style-name="T3"><text:tab/></text:span>att_value(rainfall,amount,low) causes1way att_value(grass,growth,poor)</text:p>
      <text:p text:style-name="P9"><text:span text:style-name="T3"><text:tab/></text:span>att_value(rainfall,amount,high) causes1way att_value(grass,growth,good)</text:p>
      <text:p text:style-name="P9">then the diagram would just have 2 nodes - attribute(rainfall,amount) and att_value(grass,growth).</text:p>
      <text:p text:style-name="P9"/>
      <text:p text:style-name="P10">Diagrammatically, we could choose to represent this causal relationship with one or with two arcs between the two nodes. <text:s/>In the latter (two-arc) case, each arc corresponds to one statement. <text:s text:c="2"/>In the former case, we need to look inside the arc (by double-clicking on it, say) <text:soft-page-break/>to see the value that applies to each statement. <text:s/>webAKT uses the single-arc approach (but this is, of course, open to change in response to user feedback).</text:p>
      <text:p text:style-name="P11"/>
      <text:p text:style-name="P12">Constructing a diagram</text:p>
      <text:p text:style-name="P13"/>
      <text:p text:style-name="P13">A diagram can be built up in several ways<text:span text:style-name="T5">. <text:s text:c="2"/>These can be combined in any combination to build up the diagram and, if the user adds new nodes or arcs to the diagram, to add to the statements in the knowledge base. <text:s text:c="2"/></text:span><text:span text:style-name="T6">I present he methods next. <text:s text:c="2"/>Afetr that, I discuss what the ideas are for combining methods, especially when a block of statements (as nodes and arcs) are added to an existing diagram. </text:span></text:p>
      <text:p text:style-name="P13"/>
      <text:p text:style-name="P14">(Not all methods are currently implemented, so this list partly indicates aspiration. <text:s text:c="2"/>An asterick denotes a method that is currently no implemented.)</text:p>
      <text:p text:style-name="P14"/>
      <text:p text:style-name="P15">From a topic</text:p>
      <text:p text:style-name="P14">A topic is simply a set of statements that satisfy some Boolean search expression in terms of formal terms in the statement. <text:s text:c="3"/>To add a topic to a diagram (strictly speaking: "to add the statements defined by a topic..."), the user selects the topic from a dropdown menu, then (currently) clicks on the Display button [... this should probably be labelled something like Add...].</text:p>
      <text:p text:style-name="P14"/>
      <text:p text:style-name="P16">If the diagram is blank before doing this, then this action is just what was implemented for the Bangor MSc class. <text:s text:c="2"/>The diagram is automatically laid-out in a reasonably aesthetic manner, and subsequent clicks on the Display button produce a new layout. <text:s text:c="3"/></text:p>
      <text:p text:style-name="P16"/>
      <text:p text:style-name="P17">If the topic statements are added to an existing diagram, then they will be merged with the nodes already in the diagram, as discussed below.</text:p>
      <text:p text:style-name="P16"/>
      <text:p text:style-name="P18">From a selected set of statements</text:p>
      <text:p text:style-name="P16">The statement_collection panel, which lists all or a subset of the statements in the knowledge base, allows the user<text:span text:style-name="T7">s </text:span>to <text:span text:style-name="T7">select a subset of statements, either by selecting the statements manually (by click on the statement's checkbox), or by filtering the statements using the filter mechanism at the top of the panel. <text:s text:c="3"/></text:span></text:p>
      <text:p text:style-name="P16"/>
      <text:p text:style-name="P17">The selected statements can then be used to construct a diagram, or to add to an existing diagram. <text:s text:c="2"/>In the latter case, these will be merged with the nodes already in the diagram, as discussed below.</text:p>
      <text:p text:style-name="P11"/>
      <text:p text:style-name="P19">Manually adding nodes and arcs to the diagram</text:p>
      <text:p text:style-name="P17"/>
      <text:p text:style-name="P19">Extending a diagram</text:p>
      <text:p text:style-name="P17">As in AKT5, a diagram can be extended by adding <text:span text:style-name="T8">branching out from existing nodes. <text:s text:c="2"/>Various options are available here, the most obvious being for the user to select a node then request that any causal links to or from it be added to the diagram.</text:span></text:p>
      <text:p text:style-name="P17"/>
      <text:p text:style-name="P20">Merging a new set of statements (as nodes and arcs) into an existing diagram</text:p>
      <text:p text:style-name="P21">Two issues arise when a new block of nodes and arcs is added to a diagram. <text:s text:c="2"/></text:p>
      <text:p text:style-name="P21"/>
      <text:p text:style-name="P21">The first requires that <text:span text:style-name="T9">any duplicate nodes are merged. <text:s text:c="2"/></text:span></text:p>
      <text:p text:style-name="P21"/>
      <text:p text:style-name="P21"><text:soft-page-break/><text:span text:style-name="T9">The second requires that the full diagram be laid-out again, since otherwise the diagram would be a bit of a mess. <text:s text:c="3"/>The problem with this is that (using the current graph-layout tool) the positioning of all the nodes is totally different from before. <text:s text:c="3"/>Possibly a different layout tool would allow the position of some of the nodes to be fixed, making it easier to read the new layout, but some research is needed to explore options for this, and it could be a considerable amount of work to incorporate a new layout library into webAKT.</text:span></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9T10:26:18.012000000</meta:creation-date>
    <dc:date>2025-06-02T23:31:59.923000000</dc:date>
    <meta:editing-duration>PT1H7M20S</meta:editing-duration>
    <meta:editing-cycles>3</meta:editing-cycles>
    <meta:generator>LibreOffice/24.8.6.2$Windows_X86_64 LibreOffice_project/6d98ba145e9a8a39fc57bcc76981d1fb1316c60c</meta:generator>
    <meta:document-statistic meta:table-count="0" meta:image-count="0" meta:object-count="0" meta:page-count="3" meta:paragraph-count="44" meta:word-count="886" meta:character-count="5476" meta:non-whitespace-character-count="4572"/>
  </office:meta>
</office:document-meta>
</file>